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c5000b" fo:font-size="24pt" style:text-underline-style="solid" style:text-underline-width="auto" style:text-underline-color="font-color" fo:font-weight="bold" officeooo:rsid="0013ccee" officeooo:paragraph-rsid="0013ccee" style:font-size-asian="21pt" style:font-weight-asian="bold" style:font-size-complex="24pt" style:font-weight-complex="bold"/>
    </style:style>
    <style:style style:name="P2" style:family="paragraph" style:parent-style-name="Standard">
      <style:paragraph-properties fo:text-align="start" style:justify-single-word="false"/>
      <style:text-properties fo:color="#000000" fo:font-size="14pt" style:text-underline-style="none" fo:font-weight="normal" officeooo:rsid="0013ccee" officeooo:paragraph-rsid="0013ccee" style:font-size-asian="12.25pt" style:font-weight-asian="normal" style:font-size-complex="14pt" style:font-weight-complex="normal"/>
    </style:style>
    <style:style style:name="P3" style:family="paragraph" style:parent-style-name="Standard">
      <style:paragraph-properties fo:text-align="start" style:justify-single-word="false"/>
      <style:text-properties fo:color="#000000" fo:font-size="14pt" style:text-underline-style="none" fo:font-weight="normal" officeooo:rsid="0013ccee" officeooo:paragraph-rsid="0013ccee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fo:color="#000000" fo:font-size="14pt" style:text-underline-style="none" fo:font-weight="normal" officeooo:rsid="00142eef" officeooo:paragraph-rsid="00142eef" style:font-size-asian="12.25pt" style:font-weight-asian="normal" style:font-size-complex="14pt" style:font-weight-complex="normal"/>
    </style:style>
    <style:style style:name="P5" style:family="paragraph" style:parent-style-name="Standard" style:list-style-name="L1">
      <style:paragraph-properties fo:text-align="start" style:justify-single-word="false"/>
      <style:text-properties fo:color="#000000" fo:font-size="14pt" style:text-underline-style="none" fo:font-weight="normal" officeooo:rsid="00142eef" officeooo:paragraph-rsid="00142eef" style:font-size-asian="12.25pt" style:font-weight-asian="normal" style:font-size-complex="14pt" style:font-weight-complex="normal"/>
    </style:style>
    <style:style style:name="P6" style:family="paragraph" style:parent-style-name="Standard">
      <style:paragraph-properties fo:text-align="center" style:justify-single-word="false"/>
      <style:text-properties fo:color="#c5000b" fo:font-size="24pt" style:text-underline-style="solid" style:text-underline-width="auto" style:text-underline-color="font-color" fo:font-weight="bold" officeooo:rsid="00142eef" officeooo:paragraph-rsid="00142eef" style:font-size-asian="21pt" style:font-weight-asian="bold" style:font-size-complex="24pt" style:font-weight-complex="bold"/>
    </style:style>
    <style:style style:name="T1" style:family="text">
      <style:text-properties officeooo:rsid="00142ee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esoins</text:p>
      <text:p text:style-name="P1"/>
      <text:p text:style-name="P1"/>
      <text:p text:style-name="P2">Gameplay-- en cours</text:p>
      <text:p text:style-name="P2"/>
      <text:p text:style-name="P2">Bestiaire-- en cours</text:p>
      <text:p text:style-name="P2"/>
      <text:p text:style-name="P2">Background</text:p>
      <text:p text:style-name="P2"/>
      <text:p text:style-name="P2">Histoire</text:p>
      <text:p text:style-name="P2"/>
      <text:p text:style-name="P2">Monde</text:p>
      <text:p text:style-name="P2"/>
      <text:p text:style-name="P2">Langages-- <text:span text:style-name="T1">initialisé (création d'alphabet(s))</text:span></text:p>
      <text:p text:style-name="P2"/>
      <text:p text:style-name="P2">Dessins-- en cours</text:p>
      <text:p text:style-name="P2"/>
      <text:p text:style-name="P2">Musiques <text:s/></text:p>
      <text:p text:style-name="P2"/>
      <text:p text:style-name="P2"/>
      <text:p text:style-name="P6">Éléments manquants</text:p>
      <text:p text:style-name="P6"/>
      <text:p text:style-name="P6"/>
      <text:p text:style-name="P4">gameplay</text:p>
      <text:list xml:id="list1605398726641100545" text:style-name="L1">
        <text:list-item>
          <text:p text:style-name="P5">éléments de gameplay ( a préciser)</text:p>
        </text:list-item>
      </text:list>
      <text:p text:style-name="P4">bestiaire</text:p>
      <text:list xml:id="list55854981168643" text:continue-numbering="true" text:style-name="L1">
        <text:list-item>
          <text:p text:style-name="P5">monstres</text:p>
        </text:list-item>
      </text:list>
      <text:p text:style-name="P4">histoire</text:p>
      <text:list xml:id="list55854995151996" text:continue-numbering="true" text:style-name="L1">
        <text:list-item>
          <text:p text:style-name="P5">époque</text:p>
        </text:list-item>
        <text:list-item>
          <text:p text:style-name="P5">contexte</text:p>
        </text:list-item>
        <text:list-item>
          <text:p text:style-name="P5">environnement</text:p>
        </text:list-item>
      </text:list>
      <text:p text:style-name="P4">background</text:p>
      <text:list xml:id="list55854997161698" text:continue-numbering="true" text:style-name="L1">
        <text:list-item>
          <text:p text:style-name="P5">carte complète</text:p>
        </text:list-item>
        <text:list-item>
          <text:p text:style-name="P5">races ?</text:p>
        </text:list-item>
      </text:list>
      <text:p text:style-name="P4">dessin</text:p>
      <text:list xml:id="list55854998172721" text:continue-numbering="true" text:style-name="L1">
        <text:list-item>
          <text:p text:style-name="P5">Armures</text:p>
        </text:list-item>
        <text:list-item>
          <text:p text:style-name="P5">armes</text:p>
        </text:list-item>
        <text:list-item>
          <text:p text:style-name="P5">objets</text:p>
        </text:list-item>
        <text:list-item>
          <text:p text:style-name="P5">paysages </text:p>
        </text:list-item>
        <text:list-item>
          <text:p text:style-name="P5">décor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29T22:31:20.190000000</meta:creation-date>
    <dc:date>2014-03-30T05:58:54.886000000</dc:date>
    <meta:editing-duration>P0D</meta:editing-duration>
    <meta:editing-cycles>2</meta:editing-cycles>
    <meta:generator>LibreOffice/4.1.5.3$Windows_x86 LibreOffice_project/1c1366bba2ba2b554cd2ca4d87c06da81c05d24</meta:generator>
    <meta:document-statistic meta:table-count="0" meta:image-count="0" meta:object-count="0" meta:page-count="1" meta:paragraph-count="27" meta:word-count="56" meta:character-count="337" meta:non-whitespace-character-count="317"/>
  </office:meta>
</office:document-meta>
</file>